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69cm" draw:z-index="0"><draw:image xlink:href="../../odt/images/102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пись в список сигнал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3cm" draw:z-index="0"><draw:image xlink:href="../../odt/images/102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Производит запись данных в локальный список сигналов проекта (или список сигналов подключенной БД).</text:p>
            <text:p text:style-name="Text_20_body"><text:span text:style-name="T1">Свойства</text:span>:</text:p>
            <text:list xml:id="list3646901649651890604" text:style-name="L1">
              <text:list-item>
                <text:p text:style-name="P4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4">Выбор максимума (ИЛИ).</text:p>
              </text:list-item>
              <text:list-item>
                <text:p text:style-name="P4">Транслировать в исполнительную систему.</text:p>
              </text:list-item>
              <text:list-item>
                <text:p text:style-name="P4">Порт для сортировк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в список сигналов</dc:title>
    <dc:date>2012-03-30T16:07:19.89</dc:date>
    <meta:generator>OpenOffice_Beta/4.1.0$Win32 OpenOffice.org_project/410m14$Build-9760</meta:generator>
    <meta:editing-duration>PT1H58M33S</meta:editing-duration>
    <meta:editing-cycles>84</meta:editing-cycles>
    <meta:document-statistic meta:table-count="1" meta:image-count="2" meta:object-count="0" meta:page-count="1" meta:paragraph-count="12" meta:word-count="67" meta:character-count="444"/>
  </office:meta>
</office:document-meta>
</file>